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officeooo:rsid="000d8f4b" officeooo:paragraph-rsid="000d8f4b"/>
    </style:style>
    <style:style style:name="P2" style:family="paragraph" style:parent-style-name="Heading_20_3">
      <style:text-properties officeooo:rsid="0010eba3" officeooo:paragraph-rsid="0010eba3"/>
    </style:style>
    <style:style style:name="P3" style:family="paragraph" style:parent-style-name="Standard">
      <style:text-properties officeooo:rsid="000d8f4b" officeooo:paragraph-rsid="000d8f4b"/>
    </style:style>
    <style:style style:name="P4" style:family="paragraph" style:parent-style-name="Standard">
      <style:text-properties officeooo:rsid="0010eba3" officeooo:paragraph-rsid="0010eba3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>
      <style:text-properties officeooo:rsid="000d8f4b" officeooo:paragraph-rsid="000d8f4b"/>
    </style:style>
    <style:style style:name="P8" style:family="paragraph" style:parent-style-name="Standard" style:list-style-name="L3">
      <style:text-properties officeooo:rsid="0010eba3" officeooo:paragraph-rsid="0010eba3"/>
    </style:style>
    <style:style style:name="P9" style:family="paragraph" style:parent-style-name="Standard" style:list-style-name="L4">
      <style:text-properties officeooo:rsid="0012a7e6" officeooo:paragraph-rsid="0012a7e6"/>
    </style:style>
    <style:style style:name="P10" style:family="paragraph" style:parent-style-name="Standard" style:list-style-name="L4">
      <style:text-properties officeooo:rsid="00140e51" officeooo:paragraph-rsid="00140e51"/>
    </style:style>
    <style:style style:name="P11" style:family="paragraph" style:parent-style-name="Standard" style:list-style-name="L4">
      <style:text-properties officeooo:rsid="0015324b" officeooo:paragraph-rsid="0015324b"/>
    </style:style>
    <style:style style:name="P12" style:family="paragraph" style:parent-style-name="Standard" style:list-style-name="L5">
      <style:text-properties officeooo:rsid="0015324b" officeooo:paragraph-rsid="001bfa04"/>
    </style:style>
    <style:style style:name="P13" style:family="paragraph" style:parent-style-name="Standard" style:list-style-name="L4">
      <style:text-properties officeooo:rsid="001a77c2" officeooo:paragraph-rsid="001a77c2"/>
    </style:style>
    <style:style style:name="P14" style:family="paragraph" style:parent-style-name="Standard" style:list-style-name="L4">
      <style:text-properties officeooo:rsid="001bfa04" officeooo:paragraph-rsid="001bfa04"/>
    </style:style>
    <style:style style:name="P15" style:family="paragraph" style:parent-style-name="Standard">
      <style:text-properties officeooo:rsid="001bfa04" officeooo:paragraph-rsid="001bfa04"/>
    </style:style>
    <style:style style:name="P16" style:family="paragraph" style:parent-style-name="Standard" style:list-style-name="L5">
      <style:text-properties officeooo:rsid="001fbcc9" officeooo:paragraph-rsid="001fbcc9"/>
    </style:style>
    <style:style style:name="P17" style:family="paragraph" style:parent-style-name="Standard">
      <style:text-properties officeooo:rsid="001fbcc9" officeooo:paragraph-rsid="001fbcc9"/>
    </style:style>
    <style:style style:name="P18" style:family="paragraph" style:parent-style-name="Standard" style:list-style-name="L6">
      <style:text-properties officeooo:rsid="001fbcc9" officeooo:paragraph-rsid="001fbcc9"/>
    </style:style>
    <style:style style:name="P19" style:family="paragraph" style:parent-style-name="Heading_20_3">
      <style:text-properties officeooo:rsid="0015324b" officeooo:paragraph-rsid="001bfa04"/>
    </style:style>
    <style:style style:name="P20" style:family="paragraph" style:parent-style-name="Heading_20_3">
      <style:text-properties officeooo:rsid="001fbcc9" officeooo:paragraph-rsid="001fbcc9"/>
    </style:style>
    <style:style style:name="T1" style:family="text">
      <style:text-properties officeooo:rsid="000801eb"/>
    </style:style>
    <style:style style:name="T2" style:family="text">
      <style:text-properties officeooo:rsid="000b70c2"/>
    </style:style>
    <style:style style:name="T3" style:family="text">
      <style:text-properties officeooo:rsid="000c653f"/>
    </style:style>
    <style:style style:name="T4" style:family="text">
      <style:text-properties officeooo:rsid="000f61e1"/>
    </style:style>
    <style:style style:name="T5" style:family="text">
      <style:text-properties officeooo:rsid="00190502"/>
    </style:style>
    <style:style style:name="T6" style:family="text">
      <style:text-properties officeooo:rsid="001bfa04"/>
    </style:style>
    <style:style style:name="T7" style:family="text">
      <style:text-properties officeooo:rsid="001fbc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your-initial-commit"/>Your initial commit</text:h>
      <text:list xml:id="list1607938101" text:style-name="L1">
        <text:list-item>
          <text:p text:style-name="P5">mkdir git-basic-exercises</text:p>
        </text:list-item>
        <text:list-item>
          <text:p text:style-name="P5">cd git-basic-exercises</text:p>
        </text:list-item>
        <text:list-item>
          <text:p text:style-name="P5">ls -a</text:p>
        </text:list-item>
        <text:list-item>
          <text:p text:style-name="P5">git init <text:span text:style-name="T1">|| <text:s/>ls -a</text:span></text:p>
        </text:list-item>
        <text:list-item>
          <text:p text:style-name="P5">git status</text:p>
        </text:list-item>
        <text:list-item>
          <text:p text:style-name="P5">touch ReadMe.md <text:span text:style-name="T1">|| ls -a || git status</text:span></text:p>
        </text:list-item>
        <text:list-item>
          <text:p text:style-name="P5">git log</text:p>
        </text:list-item>
        <text:list-item>
          <text:p text:style-name="P5">git add ReadMe.md</text:p>
        </text:list-item>
        <text:list-item>
          <text:p text:style-name="P5">git status</text:p>
        </text:list-item>
        <text:list-item>
          <text:p text:style-name="P5">git rm --cached ReadMe.md <text:span text:style-name="T2">|| git status</text:span></text:p>
        </text:list-item>
        <text:list-item>
          <text:p text:style-name="P5">git add ReadMe.md <text:span text:style-name="T3">|| git status || git commit -m "initial commit"</text:span></text:p>
        </text:list-item>
        <text:list-item>
          <text:p text:style-name="P5">git log</text:p>
        </text:list-item>
      </text:list>
      <text:p text:style-name="Standard"/>
      <text:h text:style-name="Heading_20_3" text:outline-level="3"><text:bookmark text:name="more-commits"/>more commits!</text:h>
      <text:list xml:id="list641320744" text:style-name="L2">
        <text:list-item>
          <text:p text:style-name="P6">nano ReadMe.md</text:p>
        </text:list-item>
        <text:list-item>
          <text:p text:style-name="P7">cat ReadMe.md</text:p>
        </text:list-item>
        <text:list-item>
          <text:p text:style-name="P7">git status</text:p>
        </text:list-item>
        <text:list-item>
          <text:p text:style-name="P7">git add ReadMe.md || git commit -m "second commit"</text:p>
        </text:list-item>
        <text:list-item>
          <text:p text:style-name="P7">nano ReadMe.md <text:span text:style-name="T4">|| git add ReadMe.md || git commit -m "third commit"</text:span></text:p>
        </text:list-item>
      </text:list>
      <text:p text:style-name="P3"/>
      <text:h text:style-name="P1" text:outline-level="3"><text:bookmark text:name="check-this-out"/>check this out</text:h>
      <text:list xml:id="list406054769" text:style-name="L3">
        <text:list-item>
          <text:p text:style-name="P8">git log</text:p>
        </text:list-item>
        <text:list-item>
          <text:p text:style-name="P8">git checkout c6f7646ee776bccb6c4b990d82521c27cb653721</text:p>
        </text:list-item>
        <text:list-item>
          <text:p text:style-name="P8">cat ReadMe.md</text:p>
        </text:list-item>
        <text:list-item>
          <text:p text:style-name="P8">git checkout master </text:p>
        </text:list-item>
        <text:list-item>
          <text:p text:style-name="P8">cat ReadMe.md</text:p>
        </text:list-item>
      </text:list>
      <text:p text:style-name="P4"/>
      <text:h text:style-name="P2" text:outline-level="3"><text:bookmark text:name="branching"/>branching</text:h>
      <text:list xml:id="list1927836240" text:style-name="L4">
        <text:list-item>
          <text:p text:style-name="P9">git branch</text:p>
        </text:list-item>
        <text:list-item>
          <text:p text:style-name="P9">git branch milkshake-flavours</text:p>
        </text:list-item>
        <text:list-item>
          <text:p text:style-name="P9">git branch</text:p>
        </text:list-item>
        <text:list-item>
          <text:p text:style-name="P9">git branch || git checkout milkshake-flavours</text:p>
        </text:list-item>
        <text:list-item>
          <text:p text:style-name="P10">nano milkshakes.md</text:p>
        </text:list-item>
        <text:list-item>
          <text:p text:style-name="P10">git status || nothing added to commit but untracked files present</text:p>
        </text:list-item>
        <text:list-item>
          <text:p text:style-name="P10">git add milkshakes || git commit -m “added initial flavours” </text:p>
        </text:list-item>
        <text:list-item>
          <text:p text:style-name="P10">git log</text:p>
        </text:list-item>
        <text:list-item>
          <text:p text:style-name="P11">git checkout master</text:p>
        </text:list-item>
        <text:list-item>
          <text:p text:style-name="P11">git log</text:p>
        </text:list-item>
        <text:list-item>
          <text:p text:style-name="P11"><text:s/><text:span text:style-name="T5">i am really struggling with this one hey</text:span></text:p>
        </text:list-item>
        <text:list-item>
          <text:p text:style-name="P11">git add history.txt <text:span text:style-name="T5">|| git commit -m "added history"</text:span></text:p>
        </text:list-item>
        <text:list-item>
          <text:p text:style-name="P11"><text:span text:style-name="T5">git </text:span>checkout milkshake-flavours <text:span text:style-name="T5">|| git log</text:span></text:p>
        </text:list-item>
        <text:list-item>
          <text:p text:style-name="P13">nano ReadMe.md </text:p>
        </text:list-item>
        <text:list-item>
          <text:p text:style-name="P13">git checkout History || cat ReadMe.md</text:p>
        </text:list-item>
        <text:list-item>
          <text:p text:style-name="P13">echo booya &gt;&gt; ReadMe.md </text:p>
        </text:list-item>
        <text:list-item>
          <text:p text:style-name="P13">git add ReadMe.md <text:span text:style-name="T6">|| git commit ReadMe.md -m "rewrote ReadMe"</text:span></text:p>
        </text:list-item>
        <text:list-item>
          <text:p text:style-name="P14">git checkout master</text:p>
        </text:list-item>
      </text:list>
      <text:p text:style-name="P15"/>
      <text:h text:style-name="P19" text:outline-level="3"><text:bookmark text:name="merging"/><text:soft-page-break/>merging</text:h>
      <text:list xml:id="list133664797" text:style-name="L5">
        <text:list-item>
          <text:p text:style-name="P12">git merge milkshake-flavours</text:p>
        </text:list-item>
        <text:list-item>
          <text:p text:style-name="P12">git checkout <text:span text:style-name="T7">History</text:span> <text:span text:style-name="T7">|| git merge master</text:span></text:p>
        </text:list-item>
        <text:list-item>
          <text:p text:style-name="P16">git checkout master || git log</text:p>
        </text:list-item>
      </text:list>
      <text:p text:style-name="P17"/>
      <text:h text:style-name="P20" text:outline-level="3"><text:bookmark text:name="github"/>GitHub</text:h>
      <text:list xml:id="list3703814559" text:style-name="L6">
        <text:list-item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2:48:36.339869039</meta:creation-date>
    <meta:editing-duration>PT31M41S</meta:editing-duration>
    <meta:editing-cycles>4</meta:editing-cycles>
    <meta:generator>LibreOffice/6.0.7.3$Linux_X86_64 LibreOffice_project/00m0$Build-3</meta:generator>
    <dc:date>2019-10-02T10:58:19.407164087</dc:date>
    <meta:document-statistic meta:table-count="0" meta:image-count="0" meta:object-count="0" meta:page-count="2" meta:paragraph-count="50" meta:word-count="251" meta:character-count="1351" meta:non-whitespace-character-count="1188"/>
  </office:meta>
</office:document-meta>
</file>